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5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style-name="ce2" office:value-type="string" calcext:value-type="string">
            <text:p>Stage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string" calcext:value-type="string">
            <text:p>Totem</text:p>
          </table:table-cell>
          <table:table-cell table:style-name="ce2" office:value-type="string" calcext:value-type="string">
            <text:p>Archer Bug</text:p>
          </table:table-cell>
          <table:table-cell table:style-name="ce2" office:value-type="string" calcext:value-type="string">
            <text:p>Colossus</text:p>
          </table:table-cell>
          <table:table-cell table:style-name="ce2" office:value-type="string" calcext:value-type="string">
            <text:p>Ifrit</text:p>
          </table:table-cell>
          <table:table-cell table:style-name="ce2" office:value-type="string" calcext:value-type="string">
            <text:p>Mechanical Spider</text:p>
          </table:table-cell>
          <table:table-cell table:style-name="ce2" office:value-type="string" calcext:value-type="string">
            <text:p>Spitter</text:p>
          </table:table-cell>
          <table:table-cell table:style-name="ce2" office:value-type="string" calcext:value-type="string">
            <text:p>Swift</text:p>
          </table:table-cell>
          <table:table-cell table:style-name="ce2" office:value-type="string" calcext:value-type="string">
            <text:p>Sand Crab</text:p>
          </table:table-cell>
          <table:table-cell table:style-name="ce2" table:number-columns-repeated="2"/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TitanicPlains 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2:.L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stantRoost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3:.L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tlandAspect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4:.L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bandonedAqueduct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5:.L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llypointDelta 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6:.L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orchedAcres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B7:.L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yssalDepths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8:.L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rensCall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9:.L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ldedCoast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0:.L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kyMeadow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11:.L1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nderedGrove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formula="of:=SUM([.B12:.L1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phelianSanctuary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3:.L1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phonedForest 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4:.L1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lfurPools 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5:.L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dantFalls 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SUM([.B16:.L1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cousFalls 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SUM([.B17:.L1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factReliqua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8:.L1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factReliquary_AphelianSanctuary_Theme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9:.L1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factReliquary_AbandonedAqueduct_Theme </text:p>
          </table:table-cell>
          <table:table-cell table:number-columns-repeated="11"/>
          <table:table-cell table:formula="of:=SUM([.B20:.L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factReliquary_ScorchedAcres_Theme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B21:.L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tteredAbodes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22:.L2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sturbedImpact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23:.L2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formedAltar </text:p>
          </table:table-cell>
          <table:table-cell table:number-columns-repeated="11"/>
          <table:table-cell table:formula="of:=SUM([.B24:.L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ebornColony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formula="of:=SUM([.B25:.L2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ldenDieback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formula="of:=SUM([.B26:.L2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lminthHatchery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7:.L2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meMeridia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28:.L28])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M2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31T22:39:24.853000000</meta:creation-date>
    <dc:date>2025-09-21T23:59:26.489000000</dc:date>
    <meta:editing-duration>PT50M8S</meta:editing-duration>
    <meta:editing-cycles>6</meta:editing-cycles>
    <meta:generator>LibreOffice/7.4.3.2$Windows_X86_64 LibreOffice_project/1048a8393ae2eeec98dff31b5c133c5f1d08b890</meta:generator>
    <meta:document-statistic meta:table-count="1" meta:cell-count="120" meta:object-count="0"/>
  </office:meta>
</office:document-meta>
</file>